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a32" officeooo:paragraph-rsid="001c8a32"/>
    </style:style>
    <style:style style:name="P2" style:family="paragraph" style:parent-style-name="Standard">
      <style:text-properties officeooo:rsid="001e2824" officeooo:paragraph-rsid="001e2824"/>
    </style:style>
    <style:style style:name="P3" style:family="paragraph" style:parent-style-name="Standard">
      <style:text-properties fo:font-weight="normal" officeooo:rsid="001e2824" officeooo:paragraph-rsid="001e2824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-0.101cm" fo:text-indent="0cm" style:auto-text-indent="false" style:page-number="auto" fo:background-color="transparent"/>
      <style:text-properties fo:font-weight="normal" officeooo:rsid="001e2824" officeooo:paragraph-rsid="001e2824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/>
      <style:text-properties fo:font-weight="normal" officeooo:rsid="001e2824" officeooo:paragraph-rsid="001e2824" style:font-weight-asian="normal" style:font-weight-complex="normal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indent="0cm" style:auto-text-indent="false" style:page-number="auto" fo:background-color="transparent">
        <style:tab-stops>
          <style:tab-stop style:position="4.001cm" style:type="right"/>
        </style:tab-stops>
      </style:paragraph-properties>
      <style:text-properties fo:font-weight="normal" officeooo:rsid="001e2824" officeooo:paragraph-rsid="001e2824" style:font-weight-asian="normal" style:font-weight-complex="normal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0cm" fo:text-indent="0cm" style:auto-text-indent="false" fo:background-color="transparent">
        <style:tab-stops>
          <style:tab-stop style:position="4.001cm" style:type="right"/>
        </style:tab-stops>
      </style:paragraph-properties>
      <style:text-properties fo:font-weight="normal" officeooo:rsid="001e2824" officeooo:paragraph-rsid="001e2824" style:font-weight-asian="normal" style:font-weight-complex="normal"/>
    </style:style>
    <style:style style:name="P8" style:family="paragraph" style:parent-style-name="Standard">
      <style:text-properties fo:font-weight="normal" officeooo:rsid="001f0e9b" officeooo:paragraph-rsid="001f0e9b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/>
      <style:text-properties fo:font-weight="normal" officeooo:rsid="0020cd80" officeooo:paragraph-rsid="0020cd80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>
        <style:tab-stops>
          <style:tab-stop style:position="2.99cm"/>
        </style:tab-stops>
      </style:paragraph-properties>
      <style:text-properties fo:font-weight="normal" officeooo:rsid="0020cd80" officeooo:paragraph-rsid="0020cd80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-0.101cm" fo:text-indent="0cm" style:auto-text-indent="false" fo:background-color="transparent">
        <style:tab-stops>
          <style:tab-stop style:position="2.99cm"/>
        </style:tab-stops>
      </style:paragraph-properties>
      <style:text-properties fo:font-weight="normal" officeooo:rsid="0020cd80" officeooo:paragraph-rsid="0020cd80" style:font-weight-asian="normal" style:font-weight-complex="normal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1" style:font-name-asian="Noto Serif CJK SC" style:font-name-complex="Lohit Devanagari1"/>
    </style:style>
    <style:style style:name="T3" style:family="text">
      <style:text-properties style:font-name="Liberation Serif1" fo:font-weight="bold" style:font-name-asian="Noto Serif CJK SC" style:font-weight-asian="bold" style:font-name-complex="Lohit Devanagari1" style:font-weight-complex="bold"/>
    </style:style>
    <style:style style:name="T4" style:family="text">
      <style:text-properties style:font-name="Liberation Serif1" fo:font-weight="bold" style:font-name-asian="Noto Serif CJK SC" style:font-name-complex="Lohit Devanagari1"/>
    </style:style>
    <style:style style:name="T5" style:family="text">
      <style:text-properties style:font-name="Liberation Serif1" fo:font-weight="normal" style:font-name-asian="Noto Serif CJK SC" style:font-weight-asian="normal" style:font-name-complex="Lohit Devanagari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.1</text:p>
      <text:p text:style-name="P1"/>
      <text:p text:style-name="P2">Après <text:s text:c="19"/>La valeur des variables est : </text:p>
      <text:p text:style-name="P2"/>
      <text:p text:style-name="P2">A <text:span text:style-name="T1">← </text:span><text:span text:style-name="T2">1 <text:s text:c="18"/>A = 1 <text:s text:c="9"/>B = ?</text:span></text:p>
      <text:p text:style-name="P2"><text:span text:style-name="T2">B </text:span><text:span text:style-name="T1">←</text:span><text:span text:style-name="T2"> A + 3 <text:s text:c="11"/>A = 1 <text:s text:c="9"/>B = 4</text:span></text:p>
      <text:p text:style-name="P2"><text:span text:style-name="T2">A </text:span><text:span text:style-name="T1">←</text:span><text:span text:style-name="T2"> 3 <text:s text:c="17"/></text:span><text:span text:style-name="T3">A = 3</text:span><text:span text:style-name="T2"> <text:s text:c="10"/></text:span><text:span text:style-name="T3">B = 4</text:span></text:p>
      <text:p text:style-name="P2"><text:span text:style-name="T3"/></text:p>
      <text:p text:style-name="P2"><text:span text:style-name="T5">Exercice 1.2</text:span></text:p>
      <text:p text:style-name="P3"><text:span text:style-name="T2"/></text:p>
      <text:p text:style-name="P3"><text:span text:style-name="T2">Après <text:s text:c="18"/>La valeur des variables est :</text:span></text:p>
      <text:p text:style-name="P3"><text:span text:style-name="T2"/></text:p>
      <text:p text:style-name="P3"><text:span text:style-name="T2">A </text:span><text:span text:style-name="T1">←</text:span><text:span text:style-name="T2"> 5 <text:s text:c="17"/>A = 5 <text:s text:c="10"/>B = ? <text:s text:c="8"/>C = ?</text:span></text:p>
      <text:p text:style-name="P3"><text:span text:style-name="T2">B </text:span><text:span text:style-name="T1">←</text:span><text:span text:style-name="T2"> 3 <text:s text:c="17"/>A = 5 <text:s text:c="10"/>B = 3 <text:s text:c="8"/>C = ?</text:span></text:p>
      <text:p text:style-name="P3"><text:span text:style-name="T2">C </text:span><text:span text:style-name="T1">←</text:span><text:span text:style-name="T2"> A + B <text:s text:c="10"/>A = 5 <text:s text:c="10"/>B = 3 <text:s text:c="8"/>C = 8</text:span></text:p>
      <text:p text:style-name="P3"><text:span text:style-name="T2">A </text:span><text:span text:style-name="T1">←</text:span><text:span text:style-name="T2"> 2 <text:s text:c="17"/>A = 2 <text:s text:c="10"/>B = 3 <text:s text:c="9"/>C = 8</text:span></text:p>
      <text:p text:style-name="P3"><text:span text:style-name="T2">C </text:span><text:span text:style-name="T1">←</text:span><text:span text:style-name="T2"> B – A <text:s text:c="10"/></text:span><text:span text:style-name="T3">A = 2 <text:s text:c="10"/>B = 3 <text:s text:c="9"/>C = 1</text:span></text:p>
      <text:p text:style-name="P3"><text:span text:style-name="T5"/></text:p>
      <text:p text:style-name="P3"><text:span text:style-name="T2">Exercice 1.3</text:span></text:p>
      <text:p text:style-name="P3"><text:span text:style-name="T2"/></text:p>
      <text:p text:style-name="P6"><text:span text:style-name="T2">Après <text:s text:c="19"/>La valeur des variables est :<text:line-break/>A ← 5 <text:s text:c="18"/>A = 5 <text:s text:c="9"/>B = ?<text:line-break/>B ← A + 4 <text:s text:c="11"/>A = 5 <text:s text:c="9"/>B = 9<text:line-break/>A ← A + 1 <text:s text:c="11"/>A = 6 <text:s text:c="9"/>B = 9<text:line-break/>B ← A – 4 <text:s text:c="11"/></text:span><text:span text:style-name="T4">A = 6 <text:s text:c="9"/>B = 2</text:span></text:p>
      <text:p text:style-name="P7"><text:span text:style-name="T4"/></text:p>
      <text:p text:style-name="P8"><text:span text:style-name="T2">Exercice 1.4</text:span></text:p>
      <text:p text:style-name="P3"><text:span text:style-name="T2"/></text:p>
      <text:p text:style-name="P4"><text:span text:style-name="T2">Après <text:s text:c="18"/>La valeur des variables est :<text:line-break/>A ← 3 <text:s text:c="17"/>A = 3 <text:s text:c="10"/>B = ? <text:s text:c="8"/>C = ?<text:line-break/>B ← 10 <text:s text:c="15"/>A = 3 <text:s text:c="10"/>B = 10 <text:s text:c="6"/>C = ?<text:line-break/>C ← A + B <text:s text:c="9"/>A = 3 <text:s text:c="11"/>B = 10 <text:s text:c="5"/>C = 13<text:line-break/>B ← A + B <text:s text:c="9"/>A = 3 <text:s text:c="11"/>B = 13 <text:s text:c="5"/>C = 13<text:line-break/>A ← C <text:s text:c="15"/></text:span><text:span text:style-name="T4">A = 13 <text:s text:c="9"/>B = 13 <text:s text:c="5"/>C = 13</text:span></text:p>
      <text:p text:style-name="P5"><text:span text:style-name="T4"/></text:p>
      <text:p text:style-name="P9"><text:span text:style-name="T2">Exercice 1.5</text:span></text:p>
      <text:p text:style-name="P9"><text:span text:style-name="T2"/></text:p>
      <text:p text:style-name="P10"><text:span text:style-name="T2">Après <text:s text:c="17"/>La valeur des variables est :<text:line-break/>A ← 5 <text:s text:c="16"/>A = 5 <text:s text:c="10"/>B = ?<text:line-break/>B ← 2 <text:s text:c="16"/>A = 5 <text:s text:c="10"/>B = 2<text:line-break/>A ← B <text:s text:c="15"/>A = 2 <text:s text:c="10"/>B = 2<text:line-break/>B ← A <text:s text:c="15"/></text:span><text:span text:style-name="T4">A = 2</text:span><text:span text:style-name="T2"> <text:s text:c="10"/></text:span><text:span text:style-name="T4">B = 2</text:span></text:p>
      <text:p text:style-name="P10"><text:span text:style-name="T4"/></text:p>
      <text:p text:style-name="P10"><text:span text:style-name="T2">Exercice 1.6</text:span></text:p>
      <text:p text:style-name="P10"><text:span text:style-name="T2"/></text:p>
      <text:p text:style-name="P10"><text:span text:style-name="T4">Début</text:span><text:span text:style-name="T2"><text:line-break/>…<text:line-break/>C ← A<text:line-break/>A ← B<text:line-break/>B ← C<text:line-break/></text:span><text:span text:style-name="T4">Fin</text:span></text:p>
      <text:p text:style-name="P10"><text:span text:style-name="T2"/></text:p>
      <text:p text:style-name="P10"><text:soft-page-break/><text:span text:style-name="T2">Exercice 1.7</text:span></text:p>
      <text:p text:style-name="P10"><text:span text:style-name="T2"/></text:p>
      <text:p text:style-name="P10"><text:span text:style-name="T4">Début</text:span><text:span text:style-name="T2"><text:line-break/>…<text:line-break/>D ← C<text:line-break/>C ← B<text:line-break/>B ← A<text:line-break/>A ← D<text:line-break/></text:span><text:span text:style-name="T4">Fin</text:span></text:p>
      <text:p text:style-name="P10"><text:span text:style-name="T4"/></text:p>
      <text:p text:style-name="P10"><text:span text:style-name="T2">Exercice 1.8</text:span></text:p>
      <text:p text:style-name="P10"><text:span text:style-name="T2"/></text:p>
      <text:p text:style-name="P10"><text:span text:style-name="T2">Il ne peut produire qu’une erreur d’exécution, puisqu’on ne peut pas additionner des caractères.</text:span></text:p>
      <text:p text:style-name="P10"><text:span text:style-name="T2"/></text:p>
      <text:p text:style-name="P10"><text:span text:style-name="T2">Exercice 1.9</text:span></text:p>
      <text:p text:style-name="P10"><text:span text:style-name="T2"/></text:p>
      <text:p text:style-name="P10"><text:span text:style-name="T2">…En revanche, on peut les concaténer. A la fin de l’algorithme, C vaudra donc  "42312".</text:span></text:p>
      <text:p text:style-name="P10"><text:span text:style-name="T2"/></text:p>
      <text:p text:style-name="P10"><text:span text:style-name="T2"/></text:p>
      <text:p text:style-name="P9"><text:span text:style-name="T2"/></text:p>
      <text:p text:style-name="P9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42:58.577238063</meta:creation-date>
    <dc:date>2023-03-20T12:20:31.289203007</dc:date>
    <meta:editing-duration>PT26M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342" meta:character-count="1664" meta:non-whitespace-character-count="682"/>
  </office:meta>
</office:document-meta>
</file>